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10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line-through-style="solid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Text_20_body">
      <style:text-properties style:text-line-through-style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text-properties style:text-underline-style="non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able_20_Contents" style:list-style-name="L3"/>
    <style:style style:name="P9" style:family="paragraph" style:parent-style-name="Table_20_Contents">
      <style:text-properties style:text-line-through-style="soli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5">
      <style:text-properties style:text-line-through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onzept</text:h>
      <text:p text:style-name="Text_20_body"/>
      <text:h text:style-name="Heading_20_2" text:outline-level="2">Thema: </text:h>
      <text:p text:style-name="Text_20_body">RRT* mit Modellauto. Fortbewegung in offenen Räumen und Plätzen (keine Markierungen) trotz Hindernissen</text:p>
      <text:h text:style-name="Heading_20_2" text:outline-level="2">Fragen</text:h>
      <text:p text:style-name="Text_20_body">Gibt es Templates von AG Robotik für</text:p>
      <text:list xml:id="list2809859576151681761" text:style-name="L1">
        <text:list-item>
          <text:p text:style-name="P10">Bachelorarbeit</text:p>
        </text:list-item>
        <text:list-item>
          <text:p text:style-name="P10">Planung, Meetingsprotokolle etc.</text:p>
        </text:list-item>
      </text:list>
      <text:p text:style-name="Text_20_body">Leitfrage formulieren</text:p>
      <text:h text:style-name="Heading_20_2" text:outline-level="2">Probleme</text:h>
      <text:list xml:id="list3192362592097963191" text:style-name="L2">
        <text:list-item>
          <text:p text:style-name="P11">Rewiring:</text:p>
          <text:list>
            <text:list-item>
              <text:p text:style-name="P11">Laufzeit (O(n^3))</text:p>
            </text:list-item>
            <text:list-item>
              <text:p text:style-name="P11">Invalide Kindknoten falls Vater rewired</text:p>
            </text:list-item>
            <text:list-item>
              <text:p text:style-name="P11">Rewired Trajectorie u.U. Ungültig, check for obstacles</text:p>
            </text:list-item>
          </text:list>
        </text:list-item>
        <text:list-item>
          <text:p text:style-name="P11">Nicht genügend Knoten für optimalen Pfad</text:p>
        </text:list-item>
        <text:list-item>
          <text:p text:style-name="P11">Pfad an sich ist blöd. Man fährt eig nur Kurven, nie wirklich gerade</text:p>
        </text:list-item>
      </text:list>
      <text:p text:style-name="Text_20_body"/>
      <text:h text:style-name="P6" text:outline-level="2">Lösungen</text:h>
      <text:list xml:id="list42554480" text:continue-list="list3192362592097963191" text:style-name="L2">
        <text:list-item text:start-value="1">
          <text:p text:style-name="P11">Rewiring</text:p>
          <text:list>
            <text:list-item>
              <text:p text:style-name="P11">Objectorientiert: Laufzeit bis zu O(n * log n)</text:p>
            </text:list-item>
            <text:list-item>
              <text:p text:style-name="P11">joa, ist scheiße</text:p>
            </text:list-item>
            <text:list-item>
              <text:p text:style-name="P11">LineIntersect ausführen, blöd da gebogene Linien</text:p>
            </text:list-item>
          </text:list>
        </text:list-item>
        <text:list-item>
          <text:p text:style-name="P11">Sehr starke Laufzeitverbesserungen?</text:p>
        </text:list-item>
        <text:list-item>
          <text:p text:style-name="P11">Durch 3D Netze vllt sanfte Kurven möglich (mit nicht einer Orientierung sondern Spanne)</text:p>
        </text:list-item>
      </text:list>
      <text:h text:style-name="P7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2">Bis Ende November</text:p>
          </table:table-cell>
          <table:table-cell table:style-name="Tabelle1.B2" office:value-type="string">
            <text:p text:style-name="P2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2">Anfang Dezember</text:p>
          </table:table-cell>
          <table:table-cell table:style-name="Tabelle1.B2" office:value-type="string">
            <text:p text:style-name="P2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2">ASAP</text:p>
          </table:table-cell>
          <table:table-cell table:style-name="Tabelle1.B2" office:value-type="string">
            <text:p text:style-name="P2">Code für RRT* schreiben und optimier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2">Januar</text:p>
          </table:table-cell>
          <table:table-cell table:style-name="Tabelle1.B2" office:value-type="string">
            <text:p text:style-name="P2">Code bei Github reinstell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January</text:p>
          </table:table-cell>
          <table:table-cell table:style-name="Tabelle1.B2" office:value-type="string">
            <text:p text:style-name="P3">Rewiring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Code optimieren vong Geschwindigkeit her</text:p>
          </table:table-cell>
        </table:table-row>
        <table:table-row>
          <table:table-cell table:style-name="Tabelle1.A10" office:value-type="date" office:date-value="2018-02-14">
            <text:p text:style-name="Table_20_Contents">14.02.18</text:p>
          </table:table-cell>
          <table:table-cell table:style-name="Tabelle1.B2" office:value-type="string">
            <text:p text:style-name="Table_20_Contents">Gespräch Betreuer, bzgl. Vortrag, Rewiring</text:p>
          </table:table-cell>
        </table:table-row>
        <table:table-row>
          <table:table-cell table:style-name="Tabelle1.A10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nfang Februar</text:p>
          </table:table-cell>
          <table:table-cell table:style-name="Tabelle1.B2" office:value-type="string">
            <text:p text:style-name="Table_20_Contents">Einbettung in ROS</text:p>
            <text:list xml:id="list7940596971942649992" text:style-name="L3">
              <text:list-item>
                <text:p text:style-name="P8">rospy sich anschauen</text:p>
              </text:list-item>
              <text:list-item>
                <text:p text:style-name="P8">Struktur des Nodes/Publisher/Service überlegen</text:p>
              </text:list-item>
              <text:list-item>
                <text:p text:style-name="P8">API des Autos</text:p>
              </text:list-item>
              <text:list-item>
                <text:p text:style-name="P8">Verknüpfen</text:p>
              </text:list-item>
            </text:list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Test im Simulato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Test im Auto</text:p>
          </table:table-cell>
        </table:table-row>
        <table:table-row>
          <table:table-cell table:style-name="Tabelle1.A2" office:value-type="string">
            <text:p text:style-name="Table_20_Contents">Anfang-Mitte</text:p>
            <text:p text:style-name="Table_20_Contents">Februar</text:p>
          </table:table-cell>
          <table:table-cell table:style-name="Tabelle1.B2" office:value-type="string">
            <text:p text:style-name="Table_20_Contents">Anmeldung Bachelorarb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Zukunftsmusik</text:h>
      <text:list xml:id="list910219145998096293" text:style-name="L4">
        <text:list-item>
          <text:p text:style-name="P12">Es geht erstmal nur, vorwärts zu fahren. Was ist wenn Wenden oder rückwärts fahren gebraucht wird?</text:p>
        </text:list-item>
        <text:list-item>
          <text:p text:style-name="P12">Anytime wäre nice – Pfad während der Fahrt überprüfen und verbessern</text:p>
        </text:list-item>
        <text:list-item>
          <text:p text:style-name="P12">Bewegliche Hindernisse</text:p>
          <text:list>
            <text:list-item>
              <text:p text:style-name="P12">RRT* mit 3 Knotenzuständen sicher / nicht sicher / gesperrt</text:p>
            </text:list-item>
            <text:list-item>
              <text:p text:style-name="P12">Mithilfe von Sensordaten können beliebigen Punkten ein Zustand zugeordnet werden</text:p>
            </text:list-item>
          </text:list>
        </text:list-item>
        <text:list-item>
          <text:p text:style-name="P12">Baum wächst in beide Richtungen auf virtueller Karte</text:p>
        </text:list-item>
      </text:list>
      <text:h text:style-name="Heading_20_2" text:outline-level="2"><text:soft-page-break/>Vorgehen:</text:h>
      <text:p text:style-name="P4">1.12.</text:p>
      <text:p text:style-name="P4">Möglichkeiten der Umsetzung:</text:p>
      <text:p text:style-name="P4">A) Sobald Zielpfad gefunden den "abfahrbar" machen</text:p>
      <text:p text:style-name="P4">B) "Abfahrbarkeit" gewährleisten durch geeignete Metrik</text:p>
      <text:p text:style-name="P4">C) Beide Lösungen kombinieren, d.h. Metrik so definieren, dass es möglich ist, den Zielpfad entsprechend abzufahren</text:p>
      <text:p text:style-name="P4">Sobald Lösungspfad gefunden &amp; Schritt zu sicherem Punkt möglich: losfahren</text:p>
      <text:p text:style-name="P4">Update: Lösung B) gewählt</text:p>
      <text:p text:style-name="Text_20_body">Für jeden Knoten Gültigkeiten für Kindknoten definieren, abhängig von </text:p>
      <text:list xml:id="list7600052826409354361" text:style-name="L5">
        <text:list-item>
          <text:p text:style-name="P13">Max. Möglicher Lenkausschlag</text:p>
        </text:list-item>
        <text:list-item>
          <text:p text:style-name="P14">Elternkno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4H36M53S</meta:editing-duration>
    <meta:editing-cycles>11</meta:editing-cycles>
    <meta:generator>OpenOffice/4.1.1$Win32 OpenOffice.org_project/411m6$Build-9775</meta:generator>
    <dc:date>2018-02-13T22:34:39.45</dc:date>
    <meta:document-statistic meta:table-count="1" meta:image-count="0" meta:object-count="0" meta:page-count="3" meta:paragraph-count="68" meta:word-count="333" meta:character-count="2305"/>
    <meta:user-defined meta:name="Info 1"/>
    <meta:user-defined meta:name="Info 2"/>
    <meta:user-defined meta:name="Info 3"/>
    <meta:user-defined meta:name="Info 4"/>
  </office:meta>
</office:document-meta>
</file>